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KEY_5f_USERS" style:display-name="KEY_USERS" style:family="table">
      <style:table-properties style:width="15.903cm" fo:margin-left="0cm" table:align="left"/>
    </style:style>
    <style:style style:name="KEY_5f_USERS.A" style:display-name="KEY_USERS.A" style:family="table-column">
      <style:table-column-properties style:column-width="0.914cm"/>
    </style:style>
    <style:style style:name="KEY_5f_USERS.B" style:display-name="KEY_USERS.B" style:family="table-column">
      <style:table-column-properties style:column-width="5.376cm"/>
    </style:style>
    <style:style style:name="KEY_5f_USERS.C" style:display-name="KEY_USERS.C" style:family="table-column">
      <style:table-column-properties style:column-width="9.613cm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.A3" style:display-name="KEY_USERS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000000" loext:opacity="100%" style:font-size-complex="12.5pt"/>
    </style:style>
    <style:style style:name="P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officeooo:paragraph-rsid="00170688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 fo:line-height="100%"/>
      <style:text-properties fo:color="#0000cc" loext:opacity="100%" fo:font-weight="bold" officeooo:paragraph-rsid="00160b56" style:font-weight-asian="bold"/>
    </style:style>
    <style:style style:name="P9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0" style:family="paragraph" style:parent-style-name="Normal">
      <style:paragraph-properties fo:hyphenation-ladder-count="no-limit"/>
      <style:text-properties fo:hyphenate="true" loext:hyphenation-no-caps="false"/>
    </style:style>
    <style:style style:name="P1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3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4" style:family="paragraph" style:parent-style-name="List_20_Paragraph">
      <style:paragraph-properties fo:margin-left="0.635cm" fo:margin-right="0cm" fo:text-indent="0cm" style:auto-text-indent="false">
        <style:tab-stops/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7" style:family="paragraph" style:parent-style-name="Normal">
      <style:text-properties fo:color="#7030a0" loext:opacity="100%" fo:font-weight="bold" style:font-weight-asian="bold"/>
    </style:style>
    <style:style style:name="P18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0" style:family="paragraph" style:parent-style-name="Normal">
      <style:paragraph-properties fo:margin-top="0cm" fo:margin-bottom="0cm" style:contextual-spacing="false" fo:line-height="100%"/>
      <style:text-properties fo:font-weight="bold" officeooo:paragraph-rsid="00160b56" style:font-weight-asian="bold"/>
    </style:style>
    <style:style style:name="P21" style:family="paragraph" style:parent-style-name="Normal">
      <style:paragraph-properties fo:margin-top="0cm" fo:margin-bottom="0cm" style:contextual-spacing="false"/>
    </style:style>
    <style:style style:name="P22" style:family="paragraph" style:parent-style-name="Normal">
      <style:text-properties officeooo:paragraph-rsid="00160b56"/>
    </style:style>
    <style:style style:name="P23" style:family="paragraph" style:parent-style-name="Normal">
      <style:text-properties officeooo:rsid="001cdf44" officeooo:paragraph-rsid="001cdf44"/>
    </style:style>
    <style:style style:name="P24" style:family="paragraph" style:parent-style-name="Normal">
      <style:text-properties officeooo:paragraph-rsid="001eacfa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officeooo:rsid="00216562" officeooo:paragraph-rsid="00216562"/>
    </style:style>
    <style:style style:name="P26" style:family="paragraph" style:parent-style-name="Normal" style:master-page-name="MP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7" style:family="paragraph" style:parent-style-name="Heading_20_1">
      <style:text-properties officeooo:paragraph-rsid="00160b56"/>
    </style:style>
    <style:style style:name="P28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29" style:family="paragraph" style:parent-style-name="List_20_Paragraph" style:list-style-name="L2"/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font-weight="bold" style:font-weight-asian="bold" style:font-size-complex="12.5pt" style:font-weight-complex="bold"/>
    </style:style>
    <style:style style:name="T4" style:family="text">
      <style:text-properties fo:color="#000000" loext:opacity="100%" style:font-size-complex="12.5pt"/>
    </style:style>
    <style:style style:name="T5" style:family="text">
      <style:text-properties fo:color="#000000" loext:opacity="100%" style:font-size-complex="12.5pt" style:font-weight-complex="bold"/>
    </style:style>
    <style:style style:name="T6" style:family="text">
      <style:text-properties fo:color="#000000" loext:opacity="100%" style:font-name="Helvetica" fo:font-size="10pt" fo:background-color="#ffffff" loext:char-shading-value="0" style:font-size-asian="10pt" style:font-size-complex="10pt"/>
    </style:style>
    <style:style style:name="T7" style:family="text">
      <style:text-properties fo:color="#000000" loext:opacity="100%" style:font-name="Calibri" fo:font-weight="bold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size-complex="12.5pt"/>
    </style:style>
    <style:style style:name="T9" style:family="text">
      <style:text-properties fo:color="#0000cc" loext:opacity="100%" fo:font-weight="bold" style:font-weight-asian="bold" style:font-size-complex="12.5pt" style:font-weight-complex="bold"/>
    </style:style>
    <style:style style:name="T10" style:family="text">
      <style:text-properties fo:color="#0000cc" loext:opacity="100%" style:font-name="Calibri" fo:font-weight="bold" style:font-weight-asian="bold" style:font-name-complex="Tahoma" style:font-size-complex="12.5pt"/>
    </style:style>
    <style:style style:name="T11" style:family="text">
      <style:text-properties fo:color="#0000cc" loext:opacity="100%" style:font-name="Calibri" fo:font-weight="bold" style:font-weight-asian="bold" style:font-size-complex="12.5pt" style:font-weight-complex="bold"/>
    </style:style>
    <style:style style:name="T12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f27b1" loext:opacity="100%" fo:font-weight="bold" style:font-weight-asian="bold" style:font-size-complex="12.5pt" style:font-weight-complex="bold"/>
    </style:style>
    <style:style style:name="T14" style:family="text">
      <style:text-properties fo:color="#0f27b1" loext:opacity="100%" style:font-name="Calibri" style:font-size-complex="12.5pt"/>
    </style:style>
    <style:style style:name="T15" style:family="text">
      <style:text-properties fo:color="#7030a0" loext:opacity="100%" fo:font-weight="bold" style:font-weight-asian="bold"/>
    </style:style>
    <style:style style:name="T16" style:family="text">
      <style:text-properties fo:font-style="italic" fo:font-weight="bold" style:font-style-asian="italic" style:font-weight-asian="bold"/>
    </style:style>
    <style:style style:name="T17" style:family="text">
      <style:text-properties fo:color="#5b9bd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fo:color="#0070c0" loext:opacity="100%" fo:font-weight="bold" style:font-weight-asian="bold"/>
    </style:style>
    <style:style style:name="T19" style:family="text">
      <style:text-properties fo:color="#0070c0" loext:opacity="100%" fo:font-weight="bold" style:font-weight-asian="bold" style:font-weight-complex="bold"/>
    </style:style>
    <style:style style:name="T20" style:family="text">
      <style:text-properties fo:color="#0070c0" loext:opacity="100%" fo:font-weight="bold" officeooo:rsid="001ee8c5" style:font-weight-asian="bold" style:font-weight-complex="bold"/>
    </style:style>
    <style:style style:name="T21" style:family="text">
      <style:text-properties fo:color="#0070c0" loext:opacity="100%" fo:font-weight="bold" officeooo:rsid="0023dd9a" style:font-weight-asian="bold"/>
    </style:style>
    <style:style style:name="T22" style:family="text">
      <style:text-properties fo:color="#0070c0" loext:opacity="100%" fo:font-weight="bold" officeooo:rsid="0028201a" style:font-weight-asian="bold"/>
    </style:style>
    <style:style style:name="T23" style:family="text">
      <style:text-properties style:font-size-complex="12.5pt" style:font-weight-complex="bold"/>
    </style:style>
    <style:style style:name="T24" style:family="text">
      <style:text-properties fo:color="#ed7d31" loext:opacity="100%" fo:font-weight="bold" style:font-weight-asian="bold"/>
    </style:style>
    <style:style style:name="T25" style:family="text">
      <style:text-properties officeooo:rsid="001bc47b"/>
    </style:style>
    <style:style style:name="T26" style:family="text">
      <style:text-properties style:use-window-font-color="true" loext:opacity="0%" fo:font-weight="normal" style:font-weight-asian="normal" style:font-weight-complex="normal"/>
    </style:style>
    <style:style style:name="T27" style:family="text">
      <style:text-properties style:use-window-font-color="true" loext:opacity="0%" fo:font-weight="normal" officeooo:rsid="001eacfa" style:font-weight-asian="normal" style:font-weight-complex="normal"/>
    </style:style>
    <style:style style:name="T28" style:family="text">
      <style:text-properties style:use-window-font-color="true" loext:opacity="0%" fo:font-weight="normal" officeooo:rsid="001ee8c5" style:font-weight-asian="normal" style:font-weight-complex="normal"/>
    </style:style>
    <style:style style:name="T29" style:family="text">
      <style:text-properties officeooo:rsid="0020a983"/>
    </style:style>
    <style:style style:name="T30" style:family="text">
      <style:text-properties officeooo:rsid="0021fa25"/>
    </style:style>
    <style:style style:name="T31" style:family="text">
      <style:text-properties officeooo:rsid="0023dd9a"/>
    </style:style>
    <style:style style:name="T32" style:family="text">
      <style:text-properties officeooo:rsid="0028201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">Bid Pack </text:p>
      <text:list xml:id="list2804077096" text:style-name="L1">
        <text:list-item>
          <text:p text:style-name="P28">Statement of Requirements</text:p>
        </text:list-item>
      </text:list>
      <text:p text:style-name="P1"><text:bookmark-start text:name="_Hlk95926626"/></text:p>
      <text:p text:style-name="P3">«Insert Procurement Title»</text:p>
      <text:p text:style-name="P4"><text:span text:style-name="Default_20_Paragraph_20_Font"><text:span text:style-name="T3">Reference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3"><text:bookmark-end text:name="_Hlk95926626"/></text:p>
      <text:p text:style-name="P3"/>
      <text:p text:style-name="P1">a ‘call-off further competition’ in relation to </text:p>
      <text:p text:style-name="P4"><text:span text:style-name="Default_20_Paragraph_20_Font"><text:span text:style-name="T9">«Insert Lot id» «Insert Lot Name»</text:span></text:span></text:p>
      <text:p text:style-name="P7">«Insert Commercial Agreement name» («Insert Commercial Agreement id»)</text:p>
      <text:p text:style-name="P1"/>
      <text:p text:style-name="P1"/>
      <text:p text:style-name="P4"><text:span text:style-name="Default_20_Paragraph_20_Font"><text:span text:style-name="T7">Contract for</text:span></text:span></text:p>
      <text:p text:style-name="P4"><text:span text:style-name="Default_20_Paragraph_20_Font"><text:span text:style-name="T10">«Insert Name of Contracting Authority»</text:span></text:span><text:span text:style-name="Default_20_Paragraph_20_Font"><text:span text:style-name="T11"> </text:span></text:span><text:span text:style-name="Default_20_Paragraph_20_Font"><text:span text:style-name="T7">(</text:span></text:span><text:bookmark-start text:name="_Hlk92684866"/><text:span text:style-name="Default_20_Paragraph_20_Font"><text:span text:style-name="T7">the "Contracting Authority"</text:span></text:span><text:bookmark-end text:name="_Hlk92684866"/><text:span text:style-name="Default_20_Paragraph_20_Font"><text:span text:style-name="T7">)</text:span></text:span><text:span text:style-name="Default_20_Paragraph_20_Font"><text:span text:style-name="T14"> </text:span></text:span></text:p>
      <text:p text:style-name="P2"/>
      <text:p text:style-name="P2"/>
      <text:p text:style-name="P4"><text:span text:style-name="Default_20_Paragraph_20_Font"><text:span text:style-name="T4">This procurement is being managed by </text:span></text:span><text:span text:style-name="Default_20_Paragraph_20_Font"><text:span text:style-name="T8">«Insert Managing Organisation Name» </text:span></text:span><text:span text:style-name="Default_20_Paragraph_20_Font"><text:span text:style-name="T4">(the "Procurement Manager") on behalf of the </text:span></text:span><text:span text:style-name="Default_20_Paragraph_20_Font"><text:span text:style-name="T5">Contracting Authority</text:span></text:span></text:p>
      <text:p text:style-name="P6"><text:span text:style-name="Default_20_Paragraph_20_Font"><text:span text:style-name="T5">(Ref:</text:span></text:span><text:span text:style-name="Default_20_Paragraph_20_Font"><text:span text:style-name="T3"> </text:span></text:span><text:span text:style-name="Default_20_Paragraph_20_Font"><text:span text:style-name="T9">«Insert Managing Organisation id Type (s/be DUNS)» </text:span></text:span><text:span text:style-name="Default_20_Paragraph_20_Font"><text:span text:style-name="T12">«Insert Managing Organisation id»</text:span></text:span><text:span text:style-name="Default_20_Paragraph_20_Font"><text:span text:style-name="T5">)</text:span></text:span></text:p>
      <text:p text:style-name="P4"/>
      <text:p text:style-name="Normal"/>
      <text:p text:style-name="P9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Toc96581751" office:target-frame-name="_top" xlink:show="replace" text:style-name="Internet_20_link" text:visited-style-name="Visited_20_Internet_20_Link"><text:span text:style-name="Hyperlink">About the bid pack</text:span></text:a><text:a xlink:type="simple" xlink:href="#_Toc96581751" office:target-frame-name="_top" xlink:show="replace" text:style-name="Internet_20_link" text:visited-style-name="Visited_20_Internet_20_Link"><text:tab/>3</text:a></text:p>
          <text:p text:style-name="P11"><text:a xlink:type="simple" xlink:href="#_Toc96581752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96581752" office:target-frame-name="_top" xlink:show="replace" text:style-name="Internet_20_link" text:visited-style-name="Visited_20_Internet_20_Link"><text:tab/>4</text:a></text:p>
          <text:p text:style-name="P12"><text:a xlink:type="simple" xlink:href="#_Toc96581753" office:target-frame-name="_top" xlink:show="replace" text:style-name="Internet_20_link" text:visited-style-name="Visited_20_Internet_20_Link"><text:span text:style-name="Hyperlink">Background</text:span></text:a><text:a xlink:type="simple" xlink:href="#_Toc96581753" office:target-frame-name="_top" xlink:show="replace" text:style-name="Internet_20_link" text:visited-style-name="Visited_20_Internet_20_Link"><text:tab/>4</text:a></text:p>
          <text:p text:style-name="P12"><text:a xlink:type="simple" xlink:href="#_Toc96581754" office:target-frame-name="_top" xlink:show="replace" text:style-name="Internet_20_link" text:visited-style-name="Visited_20_Internet_20_Link"><text:span text:style-name="Hyperlink">Objective</text:span></text:a><text:a xlink:type="simple" xlink:href="#_Toc96581754" office:target-frame-name="_top" xlink:show="replace" text:style-name="Internet_20_link" text:visited-style-name="Visited_20_Internet_20_Link"><text:tab/>4</text:a></text:p>
          <text:p text:style-name="P12"><text:a xlink:type="simple" xlink:href="#_Toc96581755" office:target-frame-name="_top" xlink:show="replace" text:style-name="Internet_20_link" text:visited-style-name="Visited_20_Internet_20_Link"><text:span text:style-name="Hyperlink">Key Users</text:span></text:a><text:a xlink:type="simple" xlink:href="#_Toc96581755" office:target-frame-name="_top" xlink:show="replace" text:style-name="Internet_20_link" text:visited-style-name="Visited_20_Internet_20_Link"><text:tab/>4</text:a></text:p>
          <text:p text:style-name="P12"><text:a xlink:type="simple" xlink:href="#_Toc96581756" office:target-frame-name="_top" xlink:show="replace" text:style-name="Internet_20_link" text:visited-style-name="Visited_20_Internet_20_Link"><text:span text:style-name="Hyperlink">Work completed to date</text:span></text:a><text:a xlink:type="simple" xlink:href="#_Toc96581756" office:target-frame-name="_top" xlink:show="replace" text:style-name="Internet_20_link" text:visited-style-name="Visited_20_Internet_20_Link"><text:tab/>4</text:a></text:p>
          <text:p text:style-name="P12"><text:a xlink:type="simple" xlink:href="#_Toc96581757" office:target-frame-name="_top" xlink:show="replace" text:style-name="Internet_20_link" text:visited-style-name="Visited_20_Internet_20_Link"><text:span text:style-name="Hyperlink">Market engagement to date</text:span></text:a><text:a xlink:type="simple" xlink:href="#_Toc96581757" office:target-frame-name="_top" xlink:show="replace" text:style-name="Internet_20_link" text:visited-style-name="Visited_20_Internet_20_Link"><text:tab/>4</text:a></text:p>
          <text:p text:style-name="P11"><text:a xlink:type="simple" xlink:href="#_Toc96581758" office:target-frame-name="_top" xlink:show="replace" text:style-name="Internet_20_link" text:visited-style-name="Visited_20_Internet_20_Link"><text:span text:style-name="Hyperlink">The requirements</text:span></text:a><text:a xlink:type="simple" xlink:href="#_Toc96581758" office:target-frame-name="_top" xlink:show="replace" text:style-name="Internet_20_link" text:visited-style-name="Visited_20_Internet_20_Link"><text:tab/>5</text:a></text:p>
          <text:p text:style-name="P12"><text:a xlink:type="simple" xlink:href="#_Toc96581759" office:target-frame-name="_top" xlink:show="replace" text:style-name="Internet_20_link" text:visited-style-name="Visited_20_Internet_20_Link"><text:span text:style-name="Hyperlink">«Insert_Requirements_Group_Step_32_Box_1#1»</text:span></text:a><text:a xlink:type="simple" xlink:href="#_Toc96581759" office:target-frame-name="_top" xlink:show="replace" text:style-name="Internet_20_link" text:visited-style-name="Visited_20_Internet_20_Link"><text:tab/>5</text:a></text:p>
          <text:p text:style-name="P12"><text:a xlink:type="simple" xlink:href="#_Toc96581760" office:target-frame-name="_top" xlink:show="replace" text:style-name="Internet_20_link" text:visited-style-name="Visited_20_Internet_20_Link"><text:span text:style-name="Hyperlink">«Insert_Requirements_Group_Step_32_Box_1#n»</text:span></text:a><text:a xlink:type="simple" xlink:href="#_Toc96581760" office:target-frame-name="_top" xlink:show="replace" text:style-name="Internet_20_link" text:visited-style-name="Visited_20_Internet_20_Link"><text:tab/>5</text:a></text:p>
          <text:p text:style-name="P12"><text:a xlink:type="simple" xlink:href="#_Toc96581761" office:target-frame-name="_top" xlink:show="replace" text:style-name="Internet_20_link" text:visited-style-name="Visited_20_Internet_20_Link"><text:span text:style-name="Hyperlink">Resource types and quantities</text:span></text:a><text:a xlink:type="simple" xlink:href="#_Toc96581761" office:target-frame-name="_top" xlink:show="replace" text:style-name="Internet_20_link" text:visited-style-name="Visited_20_Internet_20_Link"><text:tab/>5</text:a></text:p>
          <text:p text:style-name="P12"><text:a xlink:type="simple" xlink:href="#_Toc96581762" office:target-frame-name="_top" xlink:show="replace" text:style-name="Internet_20_link" text:visited-style-name="Visited_20_Internet_20_Link"><text:span text:style-name="Hyperlink">Security vetting</text:span></text:a><text:a xlink:type="simple" xlink:href="#_Toc96581762" office:target-frame-name="_top" xlink:show="replace" text:style-name="Internet_20_link" text:visited-style-name="Visited_20_Internet_20_Link"><text:tab/>5</text:a></text:p>
          <text:p text:style-name="P12"><text:a xlink:type="simple" xlink:href="#_Toc96581763" office:target-frame-name="_top" xlink:show="replace" text:style-name="Internet_20_link" text:visited-style-name="Visited_20_Internet_20_Link"><text:span text:style-name="Hyperlink">Service capabilities</text:span></text:a><text:a xlink:type="simple" xlink:href="#_Toc96581763" office:target-frame-name="_top" xlink:show="replace" text:style-name="Internet_20_link" text:visited-style-name="Visited_20_Internet_20_Link"><text:tab/>5</text:a></text:p>
          <text:p text:style-name="P12"><text:a xlink:type="simple" xlink:href="#_Toc96581764" office:target-frame-name="_top" xlink:show="replace" text:style-name="Internet_20_link" text:visited-style-name="Visited_20_Internet_20_Link"><text:span text:style-name="Hyperlink">Location</text:span></text:a><text:a xlink:type="simple" xlink:href="#_Toc96581764" office:target-frame-name="_top" xlink:show="replace" text:style-name="Internet_20_link" text:visited-style-name="Visited_20_Internet_20_Link"><text:tab/>5</text:a></text:p>
          <text:p text:style-name="P11"><text:a xlink:type="simple" xlink:href="#_Toc96581765" office:target-frame-name="_top" xlink:show="replace" text:style-name="Internet_20_link" text:visited-style-name="Visited_20_Internet_20_Link"><text:span text:style-name="Hyperlink">Management information</text:span></text:a><text:a xlink:type="simple" xlink:href="#_Toc96581765" office:target-frame-name="_top" xlink:show="replace" text:style-name="Internet_20_link" text:visited-style-name="Visited_20_Internet_20_Link"><text:tab/>6</text:a></text:p>
          <text:p text:style-name="P11"><text:a xlink:type="simple" xlink:href="#_Toc96581766" office:target-frame-name="_top" xlink:show="replace" text:style-name="Internet_20_link" text:visited-style-name="Visited_20_Internet_20_Link"><text:span text:style-name="Hyperlink">Service levels and performance</text:span></text:a><text:a xlink:type="simple" xlink:href="#_Toc96581766" office:target-frame-name="_top" xlink:show="replace" text:style-name="Internet_20_link" text:visited-style-name="Visited_20_Internet_20_Link"><text:tab/>7</text:a></text:p>
          <text:p text:style-name="P12"><text:a xlink:type="simple" xlink:href="#_Toc96581767" office:target-frame-name="_top" xlink:show="replace" text:style-name="Internet_20_link" text:visited-style-name="Visited_20_Internet_20_Link"><text:span text:style-name="Hyperlink">KPI/SLA Incentives</text:span></text:a><text:a xlink:type="simple" xlink:href="#_Toc96581767" office:target-frame-name="_top" xlink:show="replace" text:style-name="Internet_20_link" text:visited-style-name="Visited_20_Internet_20_Link"><text:tab/>7</text:a></text:p>
          <text:p text:style-name="P12"><text:a xlink:type="simple" xlink:href="#_Toc96581768" office:target-frame-name="_top" xlink:show="replace" text:style-name="Internet_20_link" text:visited-style-name="Visited_20_Internet_20_Link"><text:span text:style-name="Hyperlink">Exit Strategy</text:span></text:a><text:a xlink:type="simple" xlink:href="#_Toc96581768" office:target-frame-name="_top" xlink:show="replace" text:style-name="Internet_20_link" text:visited-style-name="Visited_20_Internet_20_Link"><text:tab/>7</text:a></text:p>
          <text:p text:style-name="P11"><text:a xlink:type="simple" xlink:href="#_Toc96581769" office:target-frame-name="_top" xlink:show="replace" text:style-name="Internet_20_link" text:visited-style-name="Visited_20_Internet_20_Link"><text:span text:style-name="Hyperlink">Appendix - Glossary</text:span></text:a><text:a xlink:type="simple" xlink:href="#_Toc96581769" office:target-frame-name="_top" xlink:show="replace" text:style-name="Internet_20_link" text:visited-style-name="Visited_20_Internet_20_Link"><text:tab/>8</text:a></text:p>
        </text:index-body>
      </text:table-of-content>
      <text:p text:style-name="Normal"/>
      <text:p text:style-name="P10"/>
      <text:p text:style-name="P9"/>
      <text:h text:style-name="Heading_20_1" text:outline-level="1"><text:bookmark-start text:name="_Toc95972668"/><text:bookmark-start text:name="_Toc96088661"/><text:bookmark-start text:name="_Toc96581751"/>About the bid pack<text:bookmark-end text:name="_Toc95972668"/><text:bookmark-end text:name="_Toc96088661"/><text:bookmark-end text:name="_Toc96581751"/></text:h>
      <text:p text:style-name="Normal"><text:bookmark-start text:name="_Toc92688238"/>We invite you to bid in this call-off further competition for <text:span text:style-name="Default_20_Paragraph_20_Font"><text:span text:style-name="T13">«Insert Procurement Title» (</text:span></text:span><text:span text:style-name="Default_20_Paragraph_20_Font"><text:span text:style-name="T9">«Insert Event id»)</text:span></text:span></text:p>
      <text:p text:style-name="Normal">The bid pack received comprises the following:</text:p>
      <text:list xml:id="list1844165267" text:style-name="L2">
        <text:list-item>
          <text:p text:style-name="P29">About the procurement </text:p>
        </text:list-item>
      </text:list>
      <text:p text:style-name="P13">– what the opportunity is, </text:p>
      <text:p text:style-name="P13">– what the timelines for this competition are </text:p>
      <text:p text:style-name="P13">– how to ask clarification questions</text:p>
      <text:p text:style-name="P13">– defines the rules for this competition i.e. ‘Making the competition work’</text:p>
      <text:list xml:id="list216669208377" text:continue-numbering="true" text:style-name="L2">
        <text:list-item>
          <text:p text:style-name="P29">How to bid </text:p>
        </text:list-item>
      </text:list>
      <text:p text:style-name="P13">– guidance on the selection and award questionnaires and how we will assess your bid</text:p>
      <text:list xml:id="list216609984423" text:continue-numbering="true" text:style-name="L2">
        <text:list-item>
          <text:p text:style-name="P29">Statement of requirements <text:span text:style-name="Default_20_Paragraph_20_Font"><text:span text:style-name="T16">(this document)</text:span></text:span></text:p>
        </text:list-item>
      </text:list>
      <text:p text:style-name="P13">– providing a high-level summary of requirement representing the purpose of the procurement</text:p>
      <text:list xml:id="list218084644946" text:continue-numbering="true" text:style-name="L2">
        <text:list-item>
          <text:p text:style-name="P29">Price schedule</text:p>
        </text:list-item>
      </text:list>
      <text:p text:style-name="P14">– indicating the structure and content of how your pricing information must be returned</text:p>
      <text:list xml:id="list217062303965" text:continue-numbering="true" text:style-name="L2">
        <text:list-item>
          <text:p text:style-name="P29">Terms and conditions/order form/contractual documentation</text:p>
        </text:list-item>
      </text:list>
      <text:p text:style-name="P14">– providing the contractual documentation which will need to be signed at the end of the procurement</text:p>
      <text:p text:style-name="Normal">Please ensure you read all the attachments. </text:p>
      <text:p text:style-name="Normal">The guidance, information and instructions provided are there to help you to make your best bid.</text:p>
      <text:p text:style-name="Normal"><text:span text:style-name="Default_20_Paragraph_20_Font"><text:span text:style-name="T1">If you are not interested to bid, it is requested that a reason be submitted via the </text:span></text:span>Crown Commercial Services e-Sourcing Suite - <text:span text:style-name="Default_20_Paragraph_20_Font"><text:span text:style-name="T17">https://crowncommercialservice.bravosolution.co.uk/web/login.html</text:span></text:span> <text:s/><text:span text:style-name="Default_20_Paragraph_20_Font"><text:span text:style-name="T1">as this <text:s/>is valuable feedback for the Contracting Authority to consider.</text:span></text:span></text:p>
      <text:p text:style-name="Normal">If anything isn’t clear, see section ‘When and how to ask questions’ in 1. About the procurement</text:p>
      <text:p text:style-name="P9"/>
      <text:h text:style-name="Heading_20_1" text:outline-level="1"><text:bookmark-start text:name="_Toc96088662"/><text:bookmark-start text:name="_Toc96581752"/>Background to / Overview of the Requirement<text:bookmark-end text:name="_Toc96088662"/><text:bookmark-end text:name="_Toc96581752"/> </text:h>
      <text:h text:style-name="Heading_20_2" text:outline-level="2"><text:bookmark-start text:name="_Toc96088663"/><text:bookmark-start text:name="_Toc96581753"/>Background<text:bookmark-end text:name="_Toc96088663"/><text:bookmark-end text:name="_Toc96581753"/></text:h>
      <text:p text:style-name="P15">«Insert_Requirements_Background_Step_17_Box_1»</text:p>
      <text:p text:style-name="P15">«Insert_Requirements_Social_Value_Objectives_Step_17_Box_2»</text:p>
      <text:h text:style-name="Heading_20_2" text:outline-level="2"><text:bookmark-start text:name="_Toc96088664"/><text:bookmark-start text:name="_Toc96581754"/>Objective<text:bookmark-end text:name="_Toc96088664"/><text:bookmark-end text:name="_Toc96581754"/></text:h>
      <text:p text:style-name="P15">«Insert_Problem_Statement_Step_18_Box_1»</text:p>
      <text:p text:style-name="Normal">Resource is required for the <text:span text:style-name="Default_20_Paragraph_20_Font"><text:span text:style-name="T18">«Project_Phase_Required_Step_22»</text:span></text:span> phase <text:span text:style-name="Default_20_Paragraph_20_Font"><text:span text:style-name="T15">[Conditional]</text:span></text:span></text:p>
      <text:p text:style-name="Normal">We expect to the supply to commence on <text:span text:style-name="Default_20_Paragraph_20_Font"><text:span text:style-name="T18">«Project_Start_Date_Step_23»</text:span></text:span></text:p>
      <text:p text:style-name="Normal">The contract will be for an initial <text:span text:style-name="Default_20_Paragraph_20_Font"><text:span text:style-name="T18">«Project_Duration_Count_Step_23» </text:span></text:span>period.</text:p>
      <text:p text:style-name="P23">The contract may be extended for <text:span text:style-name="T19">«Contract_Extension_Period_Step_23»</text:span>.</text:p>
      <text:p text:style-name="Normal">The maximum contract value is <text:span text:style-name="Default_20_Paragraph_20_Font"><text:span text:style-name="T23">£</text:span></text:span><text:span text:style-name="Default_20_Paragraph_20_Font"><text:span text:style-name="T18">«Project_Budget_Max_Step_31»</text:span></text:span><text:span text:style-name="Default_20_Paragraph_20_Font"><text:span text:style-name="T26">.</text:span></text:span></text:p>
      <text:p text:style-name="P24"><text:span text:style-name="Default_20_Paragraph_20_Font"><text:span text:style-name="T27">The minimum contract </text:span></text:span><text:span text:style-name="Default_20_Paragraph_20_Font"><text:span text:style-name="T28">value is £</text:span></text:span><text:span text:style-name="Default_20_Paragraph_20_Font"><text:span text:style-name="T20">«Project_Budget_Min_Step_31»</text:span></text:span><text:span text:style-name="Default_20_Paragraph_20_Font"><text:span text:style-name="T28">.</text:span></text:span></text:p>
      <text:p text:style-name="P17">[Conditional] </text:p>
      <text:p text:style-name="Normal">The Service is a <text:span text:style-name="Default_20_Paragraph_20_Font"><text:span text:style-name="T18">«Project_New_Expanded_Service_No_Step_26»</text:span></text:span><text:span text:style-name="Default_20_Paragraph_20_Font"><text:span text:style-name="T6"> service</text:span></text:span></text:p>
      <text:p text:style-name="Normal"><text:span text:style-name="T15">[Conditional] </text:span></text:p>
      <text:p text:style-name="Normal">The incumbent Supplier is <text:span text:style-name="Default_20_Paragraph_20_Font"><text:span text:style-name="T18">«Project_Incumbent_Yes_No_Supplier_Name_Step_27»</text:span></text:span></text:p>
      <text:h text:style-name="Heading_20_2" text:outline-level="2"><text:bookmark-start text:name="_Toc96088665"/><text:bookmark-start text:name="_Toc96581755"/>Key Users<text:bookmark-end text:name="_Toc96088665"/><text:bookmark-end text:name="_Toc96581755"/> </text:h>
      <text:p text:style-name="Normal"><text:span text:style-name="Default_20_Paragraph_20_Font"><text:span text:style-name="T15">[Conditional]</text:span></text:span></text:p>
      <table:table table:name="KEY_USERS" table:style-name="KEY_5f_USERS">
        <table:table-column table:style-name="KEY_5f_USERS.A"/>
        <table:table-column table:style-name="KEY_5f_USERS.B"/>
        <table:table-column table:style-name="KEY_5f_USERS.C"/>
        <table:table-row table:style-name="TableLine140605069807648">
          <table:table-cell table:style-name="KEY_5f_USERS.A1" office:value-type="string">
            <text:p text:style-name="P18">#</text:p>
          </table:table-cell>
          <table:table-cell table:style-name="KEY_5f_USERS.A1" office:value-type="string">
            <text:p text:style-name="P19">Role</text:p>
          </table:table-cell>
          <table:table-cell table:style-name="KEY_5f_USERS.A1" office:value-type="string">
            <text:p text:style-name="P19">Definition</text:p>
          </table:table-cell>
        </table:table-row>
        <table:table-row table:style-name="TableLine140604530540400">
          <table:table-cell table:style-name="KEY_5f_USERS.A1" office:value-type="string">
            <text:p text:style-name="P25">1</text:p>
          </table:table-cell>
          <table:table-cell table:style-name="KEY_5f_USERS.A1" office:value-type="string">
            <text:p text:style-name="P16">«Key_User_#<text:span text:style-name="T29">n</text:span>_Step_19»</text:p>
          </table:table-cell>
          <table:table-cell table:style-name="KEY_5f_USERS.A1" office:value-type="string">
            <text:p text:style-name="P16">«Key_Use<text:span text:style-name="T30">r</text:span>_#<text:span text:style-name="T29">n</text:span>_Step_19_Definition»</text:p>
          </table:table-cell>
        </table:table-row>
        <table:table-row table:style-name="TableLine140604530610896">
          <table:table-cell table:style-name="KEY_5f_USERS.A3" office:value-type="string">
            <text:p text:style-name="P5"/>
          </table:table-cell>
          <table:table-cell table:style-name="KEY_5f_USERS.A3" office:value-type="string">
            <text:p text:style-name="P16"/>
          </table:table-cell>
          <table:table-cell table:style-name="KEY_5f_USERS.A3" office:value-type="string">
            <text:p text:style-name="P16"/>
          </table:table-cell>
        </table:table-row>
      </table:table>
      <text:p text:style-name="Normal"/>
      <text:h text:style-name="Heading_20_2" text:outline-level="2"><text:bookmark-start text:name="_Toc96088666"/><text:bookmark-start text:name="_Toc96581756"/>Work completed to date<text:bookmark-end text:name="_Toc96088666"/><text:bookmark-end text:name="_Toc96581756"/></text:h>
      <text:p text:style-name="Normal"><text:span text:style-name="Default_20_Paragraph_20_Font"><text:span text:style-name="T15">[Conditional]</text:span></text:span></text:p>
      <text:p text:style-name="P15">«Insert_Work_Done_Step_20_Box_1»</text:p>
      <text:p text:style-name="Normal">Current phase of project is <text:span text:style-name="Default_20_Paragraph_20_Font"><text:span text:style-name="T18">«Project_Phase_Current_Step_21»</text:span></text:span></text:p>
      <text:h text:style-name="Heading_20_2" text:outline-level="2"><text:bookmark-start text:name="_Toc96088667"/><text:bookmark-start text:name="_Toc96581757"/>Market engagement to date<text:bookmark-end text:name="_Toc96088667"/><text:bookmark-end text:name="_Toc96581757"/></text:h>
      <text:p text:style-name="Normal"><text:span text:style-name="Default_20_Paragraph_20_Font"><text:span text:style-name="T15">[Conditional]</text:span></text:span></text:p>
      <text:p text:style-name="P15">«Insert_Prev_Market_Engage_Step_25_Box_1»</text:p>
      <text:p text:style-name="Normal"/>
      <text:p text:style-name="P9"/>
      <text:p text:style-name="Normal"/>
      <text:h text:style-name="Heading_20_1" text:outline-level="1"><text:bookmark-start text:name="_Toc96088668"/><text:bookmark-start text:name="_Toc96581758"/>The requirements<text:bookmark-end text:name="_Toc96088668"/><text:bookmark-end text:name="_Toc96581758"/></text:h>
      <text:h text:style-name="Heading_20_2" text:outline-level="2"><text:bookmark-start text:name="_Toc96581759"/>«Insert_Requirements_Group_Step_32_Box_1#<text:span text:style-name="T31">n</text:span>»<text:bookmark-end text:name="_Toc96581759"/> </text:h>
      <text:p text:style-name="Normal"><text:span text:style-name="Default_20_Paragraph_20_Font"><text:span text:style-name="T18">«Insert_Requirements_Sub_Group_Step_32_Box_2#</text:span></text:span><text:span text:style-name="Default_20_Paragraph_20_Font"><text:span text:style-name="T21">n</text:span></text:span><text:span text:style-name="Default_20_Paragraph_20_Font"><text:span text:style-name="T18">»</text:span></text:span> <text:span text:style-name="Default_20_Paragraph_20_Font"><text:span text:style-name="T24">[BOLD]</text:span></text:span></text:p>
      <text:p text:style-name="P15">«Insert_Requirements_Description_Step_32_Box_3#<text:span text:style-name="T31">n</text:span>»</text:p>
      <text:h text:style-name="Heading_20_2" text:outline-level="2"><text:bookmark-start text:name="_Toc96088669"/></text:h>
      <text:h text:style-name="Heading_20_2" text:outline-level="2"><text:bookmark-start text:name="_Toc96581761"/>Resource types and quantities<text:bookmark-end text:name="_Toc96581761"/><text:bookmark-end text:name="_Toc96088669"/></text:h>
      <text:p text:style-name="Normal">Details of the Resource types and quantities are set out in the addendum to this document.</text:p>
      <text:h text:style-name="Heading_20_2" text:outline-level="2"><text:bookmark-start text:name="_Toc96088670"/><text:bookmark-start text:name="_Toc96581762"/>Security vetting<text:bookmark-end text:name="_Toc96088670"/><text:bookmark-end text:name="_Toc96581762"/></text:h>
      <text:p text:style-name="Normal">Details of the highest level of Security vetting required are set out in the addendum to this document.</text:p>
      <text:h text:style-name="Heading_20_2" text:outline-level="2"><text:bookmark-start text:name="_Toc96088671"/><text:bookmark-start text:name="_Toc96581763"/>Service capabilities<text:bookmark-end text:name="_Toc96088671"/><text:bookmark-end text:name="_Toc96581763"/></text:h>
      <text:p text:style-name="Normal">Details of the Service capabilities are set out in the addendum to this document.</text:p>
      <text:h text:style-name="Heading_20_2" text:outline-level="2"><text:bookmark-start text:name="_Toc96088672"/><text:bookmark-start text:name="_Toc96581764"/>Location<text:bookmark-end text:name="_Toc96088672"/><text:bookmark-end text:name="_Toc96581764"/></text:h>
      <text:p text:style-name="Normal">Details of the location of the work is set out in the addendum to this document.</text:p>
      <text:p text:style-name="P9"/>
      <text:h text:style-name="Heading_20_1" text:outline-level="1"><text:bookmark-start text:name="_Toc96088673"/><text:bookmark-start text:name="_Toc96581765"/>Management information<text:bookmark-end text:name="_Toc96088673"/><text:bookmark-end text:name="_Toc96581765"/></text:h>
      <text:p text:style-name="Normal">During the life of the contract the following management information and reporting is required <text:span text:style-name="Default_20_Paragraph_20_Font"><text:span text:style-name="T18">«Insert_Management_Information_Step_28_Box_1»</text:span></text:span></text:p>
      <text:p text:style-name="P9"/>
      <text:h text:style-name="Heading_20_1" text:outline-level="1"><text:bookmark-start text:name="_Toc96088674"/><text:bookmark-start text:name="_Toc96581766"/>Service levels and performance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605611294832">
          <table:table-cell table:style-name="SLA_5f_PERFORMACE.A1" office:value-type="string">
            <text:p text:style-name="P18">#</text:p>
          </table:table-cell>
          <table:table-cell table:style-name="SLA_5f_PERFORMACE.A1" office:value-type="string">
            <text:p text:style-name="P19">Service Area</text:p>
          </table:table-cell>
          <table:table-cell table:style-name="SLA_5f_PERFORMACE.A1" office:value-type="string">
            <text:p text:style-name="P19">KPI/SLA description</text:p>
          </table:table-cell>
          <table:table-cell table:style-name="SLA_5f_PERFORMACE.A1" office:value-type="string">
            <text:p text:style-name="P18">Target</text:p>
            <text:p text:style-name="P18">(out of 100%)</text:p>
          </table:table-cell>
        </table:table-row>
        <table:table-row table:style-name="TableLine140604893176144">
          <table:table-cell table:style-name="SLA_5f_PERFORMACE.A1" office:value-type="string">
            <text:p text:style-name="P5">1</text:p>
          </table:table-cell>
          <table:table-cell table:style-name="SLA_5f_PERFORMACE.A1" office:value-type="string">
            <text:p text:style-name="P16">«SLA_Area_#<text:span text:style-name="T32">n</text:span>»</text:p>
          </table:table-cell>
          <table:table-cell table:style-name="SLA_5f_PERFORMACE.A1" office:value-type="string">
            <text:p text:style-name="P16">«SLA_Area_Desription#<text:span text:style-name="T32">n</text:span>»</text:p>
          </table:table-cell>
          <table:table-cell table:style-name="SLA_5f_PERFORMACE.A1" office:value-type="string">
            <text:p text:style-name="P21"><text:span text:style-name="Default_20_Paragraph_20_Font"><text:span text:style-name="T18">«SLA_Target_#</text:span></text:span><text:span text:style-name="Default_20_Paragraph_20_Font"><text:span text:style-name="T22">n</text:span></text:span><text:span text:style-name="Default_20_Paragraph_20_Font"><text:span text:style-name="T18">» </text:span></text:span><text:span text:style-name="Default_20_Paragraph_20_Font"><text:span text:style-name="T2">%</text:span></text:span></text:p>
          </table:table-cell>
        </table:table-row>
      </table:table>
      <text:p text:style-name="Normal"/>
      <text:h text:style-name="Heading_20_2" text:outline-level="2"><text:bookmark-start text:name="_Toc96088675"/><text:bookmark-start text:name="_Toc96581767"/>KPI/SLA Incentives<text:bookmark-end text:name="_Toc96088675"/><text:bookmark-end text:name="_Toc96581767"/></text:h>
      <text:p text:style-name="Normal"><text:span text:style-name="Default_20_Paragraph_20_Font"><text:span text:style-name="T18">«Insert_Incentives_Step_30_Box_1»</text:span></text:span></text:p>
      <text:h text:style-name="Heading_20_2" text:outline-level="2"><text:bookmark-start text:name="_Toc96088676"/><text:bookmark-start text:name="_Toc96581768"/>Exit Strategy<text:bookmark-end text:name="_Toc96088676"/><text:bookmark-end text:name="_Toc96581768"/></text:h>
      <text:p text:style-name="Normal">Where service delivery falls below the targets agreed, then the following approach to exiting the contract could be actioned.</text:p>
      <text:p text:style-name="Normal"><text:span text:style-name="Default_20_Paragraph_20_Font"><text:span text:style-name="T18">«Insert_Exit_Step_30_Box_2»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"/>
      <text:h text:style-name="P27" text:outline-level="1"><text:bookmark-start text:name="_Toc92688256"/>Appendix - Glossary<text:bookmark-end text:name="_Toc92688256"/></text:h>
      <table:table table:name="GLOSSARY" table:style-name="GLOSSARY">
        <table:table-column table:style-name="GLOSSARY.A"/>
        <table:table-column table:style-name="GLOSSARY.B"/>
        <table:table-row table:style-name="TableLine140604893347744">
          <table:table-cell table:style-name="GLOSSARY.A1" office:value-type="string">
            <text:p text:style-name="P20">Term / Acronym</text:p>
          </table:table-cell>
          <table:table-cell table:style-name="GLOSSARY.A1" office:value-type="string">
            <text:p text:style-name="P20">Description</text:p>
          </table:table-cell>
        </table:table-row>
        <table:table-row table:style-name="TableLine140604893402336">
          <table:table-cell table:style-name="GLOSSARY.A1" office:value-type="string">
            <text:p text:style-name="P8">«Insert Glossary Term Title #1 of n (max 20)»</text:p>
          </table:table-cell>
          <table:table-cell table:style-name="GLOSSARY.A1" office:value-type="string">
            <text:p text:style-name="P8">«Insert Glossary Term Description #1 of n (max 20)»</text:p>
          </table:table-cell>
        </table:table-row>
        <table:table-row table:style-name="TableLine140604892854928"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 table:style-name="TableLine140606686370048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606686415808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606686118976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P22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01%"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2-24T07:53:00Z</meta:creation-date>
    <dc:date>2022-07-27T00:02:15.817405221</dc:date>
    <meta:editing-cycles>17</meta:editing-cycles>
    <meta:editing-duration>P1DT23H12M25S</meta:editing-duration>
    <meta:document-statistic meta:table-count="3" meta:image-count="0" meta:object-count="0" meta:page-count="8" meta:paragraph-count="117" meta:word-count="624" meta:character-count="4786" meta:non-whitespace-character-count="4262"/>
    <meta:template xlink:type="simple" xlink:actuate="onRequest" xlink:title="" xlink:href="Normal"/>
  </office:meta>
</office:document-meta>
</file>